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paragraph-rsid="002268b7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023b5c4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191b4" officeooo:paragraph-rsid="004191b4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a1141" officeooo:paragraph-rsid="004a1141" style:font-size-asian="8pt" style:font-size-complex="8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ce4b7" officeooo:paragraph-rsid="004ce4b7" style:font-size-asian="8pt" style:font-size-complex="8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2ecd9" officeooo:paragraph-rsid="0052ecd9" style:font-size-asian="8pt" style:font-size-complex="8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e2c9d" officeooo:paragraph-rsid="00716aeb" style:font-size-asian="8pt" style:font-size-complex="8p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73de96" officeooo:paragraph-rsid="0073de96" style:font-size-asian="8pt" style:font-size-complex="8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8a875" officeooo:paragraph-rsid="0088a875" style:font-size-asian="8pt" style:font-size-complex="8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e9ce6" officeooo:paragraph-rsid="008e9ce6" style:font-size-asian="8pt" style:font-size-complex="8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941412" officeooo:paragraph-rsid="00941412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95140" officeooo:paragraph-rsid="00a95140" style:font-size-asian="8pt" style:font-size-complex="8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0abceac" style:font-size-asian="8pt" style:font-size-complex="8p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0fe4f87" style:font-size-asian="8pt" style:font-size-complex="8pt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10193e9" style:font-size-asian="8pt" style:font-size-complex="8pt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0b5ed9f" style:font-size-asian="8pt" style:font-size-complex="8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0fe4f87" style:font-size-asian="8pt" style:font-size-complex="8pt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10193e9" style:font-size-asian="8pt" style:font-size-complex="8pt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0b9fe99" style:font-size-asian="8pt" style:font-size-complex="8pt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0fe4f87" style:font-size-asian="8pt" style:font-size-complex="8pt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10193e9" style:font-size-asian="8pt" style:font-size-complex="8pt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0bc433e" style:font-size-asian="8pt" style:font-size-complex="8pt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0fe4f87" style:font-size-asian="8pt" style:font-size-complex="8pt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10193e9" style:font-size-asian="8pt" style:font-size-complex="8pt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0c26d2a" style:font-size-asian="8pt" style:font-size-complex="8pt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0fe4f87" style:font-size-asian="8pt" style:font-size-complex="8pt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10193e9" style:font-size-asian="8pt" style:font-size-complex="8pt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0cf1b31" style:font-size-asian="8pt" style:font-size-complex="8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0fe4f87" style:font-size-asian="8pt" style:font-size-complex="8pt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10193e9" style:font-size-asian="8pt" style:font-size-complex="8pt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105c63d" style:font-size-asian="8pt" style:font-size-complex="8pt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d19b68" style:font-size-asian="8pt" style:font-size-complex="8pt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fe4f87" style:font-size-asian="8pt" style:font-size-complex="8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ffc2aa" style:font-size-asian="8pt" style:font-size-complex="8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10193e9" style:font-size-asian="8pt" style:font-size-complex="8pt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0d7459a" style:font-size-asian="8pt" style:font-size-complex="8pt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0fe4f87" style:font-size-asian="8pt" style:font-size-complex="8pt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10193e9" style:font-size-asian="8pt" style:font-size-complex="8pt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98adb" officeooo:paragraph-rsid="00d98adb" style:font-size-asian="8pt" style:font-size-complex="8pt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0e52187" style:font-size-asian="8pt" style:font-size-complex="8pt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0fe4f87" style:font-size-asian="8pt" style:font-size-complex="8pt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10193e9" style:font-size-asian="8pt" style:font-size-complex="8pt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0f33868" style:font-size-asian="8pt" style:font-size-complex="8pt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0fe4f87" style:font-size-asian="8pt" style:font-size-complex="8pt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10193e9" style:font-size-asian="8pt" style:font-size-complex="8pt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0f50341" style:font-size-asian="8pt" style:font-size-complex="8pt"/>
    </style:style>
    <style:style style:name="P4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0fe4f87" style:font-size-asian="8pt" style:font-size-complex="8pt"/>
    </style:style>
    <style:style style:name="P4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10193e9" style:font-size-asian="8pt" style:font-size-complex="8pt"/>
    </style:style>
    <style:style style:name="P4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0f9b63d" style:font-size-asian="8pt" style:font-size-complex="8pt"/>
    </style:style>
    <style:style style:name="P5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0fe4f87" style:font-size-asian="8pt" style:font-size-complex="8pt"/>
    </style:style>
    <style:style style:name="P5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10193e9" style:font-size-asian="8pt" style:font-size-complex="8pt"/>
    </style:style>
    <style:style style:name="P5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c74e8" officeooo:paragraph-rsid="00fc74e8" style:font-size-asian="8pt" style:font-size-complex="8pt"/>
    </style:style>
    <style:style style:name="P5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c74e8" officeooo:paragraph-rsid="010193e9" style:font-size-asian="8pt" style:font-size-complex="8pt"/>
    </style:style>
    <style:style style:name="P5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fc2aa" officeooo:paragraph-rsid="00ffc2aa" style:font-size-asian="8pt" style:font-size-complex="8pt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fc2aa" officeooo:paragraph-rsid="010193e9" style:font-size-asian="8pt" style:font-size-complex="8pt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02ebfe" officeooo:paragraph-rsid="0102ebfe" style:font-size-asian="8pt" style:font-size-complex="8pt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06c028" officeooo:paragraph-rsid="0106c028" style:font-size-asian="8pt" style:font-size-complex="8pt"/>
    </style:style>
    <style:style style:name="P58" style:family="paragraph" style:parent-style-name="Text_20_body">
      <style:paragraph-properties fo:margin-top="0cm" fo:margin-bottom="0cm" loext:contextual-spacing="false" fo:line-height="100%"/>
      <style:text-properties fo:color="#ff33ff" style:font-name="Comic Sans MS" fo:font-size="8pt" officeooo:paragraph-rsid="002268b7" style:font-size-asian="8pt" style:font-size-complex="8pt"/>
    </style:style>
    <style:style style:name="P59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23b5c4" officeooo:paragraph-rsid="0023b5c4" style:font-size-asian="8pt" style:font-size-complex="8pt"/>
    </style:style>
    <style:style style:name="P60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fo:color="#ff33ff" style:font-name="Comic Sans MS" fo:font-size="8pt" officeooo:paragraph-rsid="002268b7" style:font-size-asian="8pt" style:font-size-complex="8pt"/>
    </style:style>
    <style:style style:name="P61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06pt solid #000000" style:join-border="false"/>
      <style:text-properties style:font-name="Comic Sans MS" fo:font-size="8pt" officeooo:rsid="00f9b63d" officeooo:paragraph-rsid="00f9b63d" style:font-size-asian="8pt" style:font-size-complex="8pt"/>
    </style:style>
    <style:style style:name="P62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06pt solid #000000" style:join-border="false"/>
      <style:text-properties style:font-name="Comic Sans MS" fo:font-size="8pt" officeooo:rsid="00f9b63d" officeooo:paragraph-rsid="00fe4f87" style:font-size-asian="8pt" style:font-size-complex="8pt"/>
    </style:style>
    <style:style style:name="P63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06pt solid #000000" style:join-border="false"/>
      <style:text-properties style:font-name="Comic Sans MS" fo:font-size="8pt" officeooo:rsid="00f9b63d" officeooo:paragraph-rsid="010193e9" style:font-size-asian="8pt" style:font-size-complex="8pt"/>
    </style:style>
    <style:style style:name="T1" style:family="text">
      <style:text-properties officeooo:rsid="001ef82d"/>
    </style:style>
    <style:style style:name="T2" style:family="text">
      <style:text-properties officeooo:rsid="002f3fd1"/>
    </style:style>
    <style:style style:name="T3" style:family="text">
      <style:text-properties fo:language="en" fo:country="US" officeooo:rsid="0032a54c"/>
    </style:style>
    <style:style style:name="T4" style:family="text">
      <style:text-properties fo:language="en" fo:country="US" officeooo:rsid="0037e759"/>
    </style:style>
    <style:style style:name="T5" style:family="text">
      <style:text-properties officeooo:rsid="0032fc07"/>
    </style:style>
    <style:style style:name="T6" style:family="text">
      <style:text-properties officeooo:rsid="00346b21"/>
    </style:style>
    <style:style style:name="T7" style:family="text">
      <style:text-properties officeooo:rsid="0039befb"/>
    </style:style>
    <style:style style:name="T8" style:family="text">
      <style:text-properties officeooo:rsid="003b49e9"/>
    </style:style>
    <style:style style:name="T9" style:family="text">
      <style:text-properties officeooo:rsid="0040d0bf"/>
    </style:style>
    <style:style style:name="T10" style:family="text">
      <style:text-properties officeooo:rsid="004444d8"/>
    </style:style>
    <style:style style:name="T11" style:family="text">
      <style:text-properties officeooo:rsid="004a810b"/>
    </style:style>
    <style:style style:name="T12" style:family="text">
      <style:text-properties officeooo:rsid="00533ec3"/>
    </style:style>
    <style:style style:name="T13" style:family="text">
      <style:text-properties officeooo:rsid="005f16c3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716aeb"/>
    </style:style>
    <style:style style:name="T16" style:family="text">
      <style:text-properties officeooo:rsid="00767663"/>
    </style:style>
    <style:style style:name="T17" style:family="text">
      <style:text-properties officeooo:rsid="0089c7b2"/>
    </style:style>
    <style:style style:name="T18" style:family="text">
      <style:text-properties officeooo:rsid="008df456"/>
    </style:style>
    <style:style style:name="T19" style:family="text">
      <style:text-properties officeooo:rsid="008fd860"/>
    </style:style>
    <style:style style:name="T20" style:family="text">
      <style:text-properties officeooo:rsid="00901086"/>
    </style:style>
    <style:style style:name="T21" style:family="text">
      <style:text-properties officeooo:rsid="00925af9"/>
    </style:style>
    <style:style style:name="T22" style:family="text">
      <style:text-properties officeooo:rsid="0095b358"/>
    </style:style>
    <style:style style:name="T23" style:family="text">
      <style:text-properties officeooo:rsid="009da16e"/>
    </style:style>
    <style:style style:name="T24" style:family="text">
      <style:text-properties officeooo:rsid="00ab234a"/>
    </style:style>
    <style:style style:name="T25" style:family="text">
      <style:text-properties officeooo:rsid="00adaba5"/>
    </style:style>
    <style:style style:name="T26" style:family="text">
      <style:text-properties officeooo:rsid="00b7b8b1"/>
    </style:style>
    <style:style style:name="T27" style:family="text">
      <style:text-properties officeooo:rsid="00b99883"/>
    </style:style>
    <style:style style:name="T28" style:family="text">
      <style:text-properties officeooo:rsid="00ba6a76"/>
    </style:style>
    <style:style style:name="T29" style:family="text">
      <style:text-properties officeooo:rsid="00be078e"/>
    </style:style>
    <style:style style:name="T30" style:family="text">
      <style:text-properties officeooo:rsid="00bf8dd1"/>
    </style:style>
    <style:style style:name="T31" style:family="text">
      <style:text-properties officeooo:rsid="00c26d2a"/>
    </style:style>
    <style:style style:name="T32" style:family="text">
      <style:text-properties officeooo:rsid="00c35134"/>
    </style:style>
    <style:style style:name="T33" style:family="text">
      <style:text-properties officeooo:rsid="00d0eac6"/>
    </style:style>
    <style:style style:name="T34" style:family="text">
      <style:text-properties officeooo:rsid="00d24dcc"/>
    </style:style>
    <style:style style:name="T35" style:family="text">
      <style:text-properties officeooo:rsid="00db1ddf"/>
    </style:style>
    <style:style style:name="T36" style:family="text">
      <style:text-properties officeooo:rsid="00e59776"/>
    </style:style>
    <style:style style:name="T37" style:family="text">
      <style:text-properties officeooo:rsid="00f6a44a"/>
    </style:style>
    <style:style style:name="T38" style:family="text">
      <style:text-properties officeooo:rsid="00f9b63d"/>
    </style:style>
    <style:style style:name="T39" style:family="text">
      <style:text-properties officeooo:rsid="00fe4f87"/>
    </style:style>
    <style:style style:name="T40" style:family="text">
      <style:text-properties officeooo:rsid="00ffc2aa"/>
    </style:style>
    <style:style style:name="T41" style:family="text">
      <style:text-properties officeooo:rsid="010193e9"/>
    </style:style>
    <style:style style:name="T42" style:family="text">
      <style:text-properties officeooo:rsid="01049884"/>
    </style:style>
    <style:style style:name="T43" style:family="text">
      <style:text-properties officeooo:rsid="0105c63d"/>
    </style:style>
    <style:style style:name="T44" style:family="text">
      <style:text-properties officeooo:rsid="0106c028"/>
    </style:style>
    <style:style style:name="T45" style:family="text">
      <style:text-properties officeooo:rsid="01084ed3"/>
    </style:style>
    <style:style style:name="T46" style:family="text">
      <style:text-properties officeooo:rsid="010941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ioridade E [0.<text:span text:style-name="T19">0</text:span>,1<text:span text:style-name="T19">0.0</text:span>]</text:p>
      <text:p text:style-name="P11">Frequência {Extremamente baixa, Muito baixa, baixa, média-baixa, média, média-alta, alta, Muito alta, Extremamente Alta}</text:p>
      <text:p text:style-name="P60"/>
      <text:p text:style-name="P58"/>
      <text:p text:style-name="P58">[Caso de uso 0.1] <text:span text:style-name="T1">Distribuir a Simulação</text:span></text:p>
      <text:p text:style-name="P1"><text:span text:style-name="T14">Objetivo</text:span>: <text:span text:style-name="T2">Distribuir a carga de trabalho da simulação para os recursos disponíveis na rede de colaboradores. </text:span></text:p>
      <text:p text:style-name="P1">Escopo: <text:span text:style-name="T5">Framework S</text:span><text:span text:style-name="T3">leigh </text:span><text:span text:style-name="T4">(Broker)</text:span><text:span text:style-name="T3">.</text:span></text:p>
      <text:p text:style-name="P2">Pré-<text:span text:style-name="T29">C</text:span>ondições: <text:span text:style-name="T6">Arquivo de entrada da simulação, que será passada pela interface web.</text:span></text:p>
      <text:p text:style-name="P2">Condição Final de Sucessos: <text:span text:style-name="T7">O recurso de processamento recebeu corretamente os parâmetros necessários para realizar a simulação.</text:span></text:p>
      <text:p text:style-name="P2">Condição Final de Falha: <text:span text:style-name="T8">Ocorre uma interrupção do processo de distribuição, caso o recursos já esteja processando ele é avisado pelo ator para cancelar o processo.</text:span></text:p>
      <text:p text:style-name="P2">Ator Primário: <text:span text:style-name="T9">Cupid (Ativo)</text:span></text:p>
      <text:p text:style-name="P2"/>
      <text:p text:style-name="P2">Cenário Principal de Sucesso:</text:p>
      <text:p text:style-name="P3">1º passo. <text:span text:style-name="T10">Verificar se existem recursos disponíveis.</text:span></text:p>
      <text:p text:style-name="P4">2º passo. <text:span text:style-name="T11">Enviar as instruções da simulação.</text:span></text:p>
      <text:p text:style-name="P5">3º passo. <text:span text:style-name="T18">Receber ping de resposta indicando o estado: positivo, negativo, in-queue, etc.</text:span></text:p>
      <text:p text:style-name="P3"/>
      <text:p text:style-name="P2">Extensões:</text:p>
      <text:p text:style-name="P6">1.<text:span text:style-name="T12">1 Não existe recurso disponível: Enviar uma mensagem para o ator que não existe recurso disponível no momento.</text:span></text:p>
      <text:p text:style-name="P7">2.<text:span text:style-name="T13">1 Problemas com a comunicação via rede: Reenviar após um período de tempo. Caso falhe após X tentativas, remover o nodo na lista de colaboradores.</text:span></text:p>
      <text:p text:style-name="P7"><text:span text:style-name="T15">2.2 O nodo não é mais colaborador: Remove da lista de colaboradores.</text:span></text:p>
      <text:p text:style-name="P8">2.3 <text:span text:style-name="T16">As instruções se corromperam (ping: negativo) durante o envio: Reenviar imediatamente as instruções.</text:span></text:p>
      <text:p text:style-name="P9">2.3 <text:span text:style-name="T17">O colaborador já estava processando (ping: in-queue): Coloca na lista de colaboradores processando.</text:span></text:p>
      <text:p text:style-name="P2"/>
      <text:p text:style-name="P2">Informação Relacionada:</text:p>
      <text:p text:style-name="P2">Prioridade: <text:span text:style-name="T20">10.0.</text:span></text:p>
      <text:p text:style-name="P2">Desempenho: <text:span text:style-name="T21">Menor overhead possível.</text:span></text:p>
      <text:p text:style-name="P2">Frequência: <text:span text:style-name="T22">Muito alta.</text:span></text:p>
      <text:p text:style-name="P2">Caso de Uso Pai: <text:span text:style-name="T23">Unknown until now.</text:span></text:p>
      <text:p text:style-name="P2">Caso de Uso Subordinados: <text:span text:style-name="T38">0.2-Retornar o Estado da Simulação.</text:span></text:p>
      <text:p text:style-name="P2">Atores Secundários: <text:span text:style-name="T27">App Pine (Pinheiro → Árvore de Natal → onde os presentes ficam)</text:span></text:p>
      <text:p text:style-name="P59"/>
      <text:p text:style-name="P2"/>
      <text:p text:style-name="P12">[Caso de uso 0.2] <text:span text:style-name="T24">Retornar o Estado da Simulação</text:span></text:p>
      <text:p text:style-name="P13">Objetivo: <text:span text:style-name="T25">Informar para os usuários-colaboradores (a.k.a Pais) sobre o andamento atual da simulação.</text:span></text:p>
      <text:p text:style-name="P16">Escopo: <text:span text:style-name="T26">Framework Sleigh.</text:span></text:p>
      <text:p text:style-name="P19">Pré-<text:span text:style-name="T30">C</text:span>ondições: <text:span text:style-name="T28">Possuir uma simulação ativa.</text:span></text:p>
      <text:p text:style-name="P22">Condição Final de Sucesso: <text:span text:style-name="T31">Retornar os dados (Estado atual: Em andamento, Interrompido, Finalizado; progresso atual) referente ao estado atual da simulação.</text:span></text:p>
      <text:p text:style-name="P25">Condição Final de Falha: <text:span text:style-name="T32">Retornar que a simulação foi encerrada, pois o usuário cancelou a simulação.</text:span></text:p>
      <text:p text:style-name="P46">Ator: <text:span text:style-name="T37">Cupid (Passivo)</text:span></text:p>
      <text:p text:style-name="P46"/>
      <text:p text:style-name="P28">Cenário Principal de Sucesso:</text:p>
      <text:p text:style-name="P28">1º passo. <text:span text:style-name="T33">Acessar as variáveis de estado de simulação.</text:span></text:p>
      <text:p text:style-name="P32">2º <text:span text:style-name="T34">passo. Enviar para interface web os dados acessados.</text:span></text:p>
      <text:p text:style-name="P40">3º passo: <text:span text:style-name="T36">Receber o ping de resposta indicando o estado: positivo, negativo.</text:span></text:p>
      <text:p text:style-name="P32"/>
      <text:p text:style-name="P36">Extensões:</text:p>
      <text:p text:style-name="P39">1.<text:span text:style-name="T35">1 Simulação não existente: Comunica para interface web que o recurso não pode ser utilizado, pois a simulação não existe.</text:span></text:p>
      <text:p text:style-name="P40">2.1 Falha no envio de dados: <text:span text:style-name="T38">Aguardar o próximo ciclo de envio.</text:span></text:p>
      <text:p text:style-name="P40"/>
      <text:p text:style-name="P43">Informação Relacionada:</text:p>
      <text:p text:style-name="P43">Prioridade: <text:span text:style-name="T38">8.0.</text:span></text:p>
      <text:p text:style-name="P49">Desempenho: Menor overhead de rede possível.</text:p>
      <text:p text:style-name="P49">Frequência: Alta.</text:p>
      <text:p text:style-name="P49">Caso de Uso Pai: 0.1-Distribuir Simulação.</text:p>
      <text:p text:style-name="P49">Caso de Uso Subordinados: Unknow.</text:p>
      <text:p text:style-name="P49">Atores Secundários: No one.</text:p>
      <text:p text:style-name="P61"/>
      <text:p text:style-name="P49"/>
      <text:p text:style-name="P52">[Caso de uso 0.3] Parar a <text:span text:style-name="T39">S</text:span>imulação</text:p>
      <text:p text:style-name="P14">Objetivo: <text:span text:style-name="T39">Usuário deseja interromper sua simulação.</text:span> </text:p>
      <text:p text:style-name="P17">Escopo: <text:span text:style-name="T39">Framework Sleigh.</text:span></text:p>
      <text:p text:style-name="P20">Pré-<text:span text:style-name="T30">C</text:span>ondições: <text:span text:style-name="T28">Possuir uma simulação ativa.</text:span></text:p>
      <text:p text:style-name="P23">Condição Final de Sucesso: <text:span text:style-name="T39">Todos os stakeholders envolvidos com a determinada simulação serão devidamente pausados.</text:span></text:p>
      <text:p text:style-name="P26">Condição Final de Falha: <text:span text:style-name="T40">Continua a simulação. </text:span></text:p>
      <text:p text:style-name="P47">Ator: <text:span text:style-name="T37">Cupid (Ativo), Framework Sleigh.</text:span></text:p>
      <text:p text:style-name="P47"/>
      <text:p text:style-name="P29">Cenário Principal de Sucesso:</text:p>
      <text:p text:style-name="P34"><text:span text:style-name="T40">1</text:span>º <text:span text:style-name="T34">passo. Salvar o estado atual da simulação.</text:span></text:p>
      <text:p text:style-name="P29"><text:span text:style-name="T40">2</text:span>º passo. <text:span text:style-name="T39">Enviar sinal de parada para a simulação em execução.</text:span></text:p>
      <text:p text:style-name="P41"><text:soft-page-break/>3º passo. <text:span text:style-name="T40">Receber o ping de resposta indicando estado: positivo, negativo.</text:span></text:p>
      <text:p text:style-name="P57">4º passo. Enviar para os usuários-colaborados que a simulação foi pausada.</text:p>
      <text:p text:style-name="P56"><text:span text:style-name="T44">5</text:span>º passo. Para<text:span text:style-name="T42">r</text:span> de enviar o estado de simulação.</text:p>
      <text:p text:style-name="P33"/>
      <text:p text:style-name="P37">Extensões:</text:p>
      <text:p text:style-name="P54"><text:span text:style-name="T41">1</text:span>.1 Falha no armazenamento do estado atual: <text:span text:style-name="T41">Salva o último estado válido</text:span>.</text:p>
      <text:p text:style-name="P42"><text:span text:style-name="T41">2</text:span>.1 Falha no envio d<text:span text:style-name="T40">o sinal</text:span>: <text:span text:style-name="T38">Aguardar o próximo ciclo de envio.</text:span></text:p>
      <text:p text:style-name="P41"/>
      <text:p text:style-name="P44">Informação Relacionada:</text:p>
      <text:p text:style-name="P44">Prioridade: <text:span text:style-name="T41">7.5.</text:span></text:p>
      <text:p text:style-name="P50">Desempenho: Menor <text:span text:style-name="T41">espaço de tempo</text:span> possível.</text:p>
      <text:p text:style-name="P50">Frequência: <text:span text:style-name="T41">Extremamente baixa</text:span>.</text:p>
      <text:p text:style-name="P50">Caso de Uso Pai: <text:span text:style-name="T41">( pelé falando nãaao ).</text:span></text:p>
      <text:p text:style-name="P50">Caso de Uso Subordinados: Unknow.</text:p>
      <text:p text:style-name="P50">Atores Secundários: <text:span text:style-name="T41">App Pine</text:span>.</text:p>
      <text:p text:style-name="P62"/>
      <text:p text:style-name="P50"/>
      <text:p text:style-name="P53">[Caso de uso 0.<text:span text:style-name="T41">4</text:span>] <text:span text:style-name="T41">Excluir</text:span> a <text:span text:style-name="T39">S</text:span>imulação</text:p>
      <text:p text:style-name="P15">Objetivo: <text:span text:style-name="T39">Usuário deseja finalizar sua simulação.</text:span> </text:p>
      <text:p text:style-name="P18">Escopo: <text:span text:style-name="T39">Framework Sleigh.</text:span></text:p>
      <text:p text:style-name="P21">Pré-<text:span text:style-name="T30">C</text:span>ondições: <text:span text:style-name="T28">Possuir uma simulação ativa.</text:span></text:p>
      <text:p text:style-name="P24">Condição Final de Sucesso: <text:span text:style-name="T39">Todos os stakeholders envolvidos com a determinada simulação serão devidamente encerrados.</text:span></text:p>
      <text:p text:style-name="P27">Condição Final de Falha: <text:span text:style-name="T40">Continua a simulação. </text:span></text:p>
      <text:p text:style-name="P48">Ator: <text:span text:style-name="T37">Cupid (Ativo), Framework Sleigh.</text:span></text:p>
      <text:p text:style-name="P48"/>
      <text:p text:style-name="P30">Cenário Principal de Sucesso:</text:p>
      <text:p text:style-name="P35"><text:span text:style-name="T40">1</text:span>º <text:span text:style-name="T34">passo. Enviar o ping da morte para os stakeholders.</text:span></text:p>
      <text:p text:style-name="P31"><text:span text:style-name="T40">2</text:span>º passo. <text:span text:style-name="T43">Enviar para os usuários-colaboradores que a simulação não existe mais.</text:span></text:p>
      <text:p text:style-name="P42">3º passo. <text:span text:style-name="T43">Parar de receber o estado da simulação.</text:span></text:p>
      <text:p text:style-name="P35"/>
      <text:p text:style-name="P38">Extensões:</text:p>
      <text:p text:style-name="P55"><text:span text:style-name="T41">1</text:span>.1 Falha no <text:span text:style-name="T45">envio do ping da morte</text:span>: <text:span text:style-name="T45">Reenviar, pois o ping da morte tarda mas não falha</text:span>.</text:p>
      <text:p text:style-name="P42"/>
      <text:p text:style-name="P45">Informação Relacionada:</text:p>
      <text:p text:style-name="P45">Prioridade: <text:span text:style-name="T41">7.5.</text:span></text:p>
      <text:p text:style-name="P51">Desempenho: Menor <text:span text:style-name="T41">espaço de tempo</text:span> possível.</text:p>
      <text:p text:style-name="P51">Frequência: <text:span text:style-name="T41">Extremamente baixa</text:span>.</text:p>
      <text:p text:style-name="P51">Caso de Uso Pai: <text:span text:style-name="T41">( impeachment não é golpe <text:s/>). </text:span></text:p>
      <text:p text:style-name="P51">Caso de Uso Subordinados: Unknow.</text:p>
      <text:p text:style-name="P51">Atores Secundários: <text:span text:style-name="T41">App Pine</text:span>.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ff33ff" officeooo:rsid="001bf77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18:05.483437432</meta:creation-date>
    <dc:date>2016-09-01T19:05:40.657312142</dc:date>
    <meta:editing-duration>PT1H23M18S</meta:editing-duration>
    <meta:editing-cycles>210</meta:editing-cycles>
    <meta:generator>LibreOffice/5.1.4.2$Linux_X86_64 LibreOffice_project/10m0$Build-2</meta:generator>
    <meta:document-statistic meta:table-count="0" meta:image-count="0" meta:object-count="0" meta:page-count="2" meta:paragraph-count="90" meta:word-count="715" meta:character-count="4810" meta:non-whitespace-character-count="4178"/>
  </office:meta>
</office:document-meta>
</file>